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roid Sans" svg:font-family="'Droid Sans'"/>
    <style:font-face style:name="Lato" svg:font-family="Lato"/>
    <style:font-face style:name="OpenSymbol" svg:font-family="OpenSymbol"/>
    <style:font-face style:name="Tahoma1" svg:font-family="Tahoma"/>
    <style:font-face style:name="Trebuchet MS" svg:font-family="'Trebuchet MS', Arial,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list-style-name="WW8Num4">
      <style:paragraph-properties fo:text-align="justify" style:justify-single-word="false"/>
      <style:text-properties fo:font-weight="normal" style:font-weight-asian="normal" style:font-weight-complex="normal"/>
    </style:style>
    <style:style style:name="P4" style:family="paragraph" style:parent-style-name="Standard" style:list-style-name="L1">
      <style:paragraph-properties fo:text-align="justify" style:justify-single-word="false"/>
      <style:text-properties fo:font-weight="normal" style:font-weight-asian="normal" style:font-weight-complex="normal"/>
    </style:style>
    <style:style style:name="P5" style:family="paragraph" style:parent-style-name="Standard" style:list-style-name="L2">
      <style:paragraph-properties fo:text-align="justify" style:justify-single-word="false"/>
      <style:text-properties fo:font-weight="normal" style:font-weight-asian="normal" style:font-weight-complex="normal"/>
    </style:style>
    <style:style style:name="P6" style:family="paragraph" style:parent-style-name="Standard" style:list-style-name="WW8Num4">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style:font-name="Times New Roman" fo:font-size="12pt" style:font-size-asian="12pt" style:font-size-complex="12pt"/>
    </style:style>
    <style:style style:name="P8" style:family="paragraph" style:parent-style-name="Standard" style:list-style-name="WW8Num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font-variant="normal" fo:text-transform="none" fo:color="#343434"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Text_20_body" style:list-style-name="L1">
      <style:paragraph-properties fo:margin-top="0cm" fo:margin-bottom="0cm" fo:text-align="justify" style:justify-single-word="false"/>
    </style:style>
    <style:style style:name="P16" style:family="paragraph" style:parent-style-name="Text_20_body">
      <style:paragraph-properties fo:margin-left="0cm" fo:margin-right="0cm" fo:margin-top="0cm" fo:margin-bottom="0.397cm" fo:text-align="justify" style:justify-single-word="false" fo:orphans="2" fo:widows="2" fo:text-indent="0cm" style:auto-text-indent="false"/>
    </style:style>
    <style:style style:name="P17" style:family="paragraph" style:parent-style-name="Text_20_body" style:list-style-name="L3">
      <style:paragraph-properties fo:margin-left="0cm" fo:margin-right="0cm" fo:margin-top="0cm" fo:margin-bottom="0cm" style:line-height-at-least="0.635cm" fo:text-align="justify" style:justify-single-word="false" fo:orphans="2" fo:widows="2" fo:text-indent="0cm" style:auto-text-indent="false" fo:padding="0cm" fo:border="none"/>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style:line-height-at-least="0.529cm" fo:text-align="start" style:justify-single-word="false" fo:padding-left="0cm" fo:padding-right="0cm" fo:padding-top="0.212cm" fo:padding-bottom="0cm" fo:border-left="none" fo:border-right="none" fo:border-top="0.002cm solid #dddddd" fo:border-bottom="non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800000"/>
    </style:style>
    <style:style style:name="T4" style:family="text">
      <style:text-properties fo:font-variant="normal" fo:text-transform="none" fo:color="#343434" style:font-name="Droid Sans" fo:font-size="12.75pt" fo:letter-spacing="normal" fo:font-style="normal" fo:font-weight="bold"/>
    </style:style>
    <style:style style:name="T5" style:family="text">
      <style:text-properties fo:font-variant="normal" fo:text-transform="none" fo:color="#343434" style:font-name="Droid Sans" fo:font-size="12.75pt" fo:letter-spacing="normal" fo:font-style="normal" fo:font-weight="normal"/>
    </style:style>
    <style:style style:name="T6" style:family="text">
      <style:text-properties fo:font-variant="normal" fo:text-transform="none" fo:color="#343434" style:font-name="Droid Sans" fo:font-size="12.75pt" fo:letter-spacing="normal" fo:font-style="normal" fo:font-weight="normal" style:font-size-asian="12pt" style:font-size-complex="12pt"/>
    </style:style>
    <style:style style:name="T7" style:family="text">
      <style:text-properties fo:font-variant="normal" fo:text-transform="none" fo:color="#343434" style:font-name="Droid Sans" fo:letter-spacing="normal" fo:font-style="normal" fo:font-weight="bold"/>
    </style:style>
    <style:style style:name="T8" style:family="text">
      <style:text-properties fo:font-variant="normal" fo:text-transform="none" fo:color="#343434" style:font-name="Droid Sans" fo:letter-spacing="normal" fo:font-style="normal" fo:font-weight="normal"/>
    </style:style>
    <style:style style:name="T9" style:family="text">
      <style:text-properties fo:font-variant="normal" fo:text-transform="none" fo:color="#343434" style:font-name="Droid Sans" fo:font-size="12pt" fo:letter-spacing="normal" fo:font-style="normal" fo:font-weight="bold" style:font-size-asian="12pt" style:font-size-complex="12pt"/>
    </style:style>
    <style:style style:name="T10" style:family="text">
      <style:text-properties fo:font-variant="normal" fo:text-transform="none" fo:color="#343434" style:font-name="Droid Sans" fo:font-size="12pt" fo:letter-spacing="normal" fo:font-style="normal" fo:font-weight="normal" style:font-size-asian="12pt" style:font-size-complex="12pt"/>
    </style:style>
    <style:style style:name="T11" style:family="text">
      <style:text-properties fo:font-variant="normal" fo:text-transform="none" fo:color="#343434" fo:font-size="12pt" fo:letter-spacing="normal" fo:font-style="normal" fo:font-weight="bold" style:font-size-asian="12pt" style:font-size-complex="12pt"/>
    </style:style>
    <style:style style:name="T12" style:family="text">
      <style:text-properties fo:font-variant="normal" fo:text-transform="none" fo:color="#343434" fo:font-size="12pt" fo:letter-spacing="normal" fo:font-style="normal" fo:font-weight="normal" style:font-size-asian="12pt" style:font-size-complex="12pt"/>
    </style:style>
    <style:style style:name="T13" style:family="text">
      <style:text-properties fo:font-variant="normal" fo:text-transform="none" fo:color="#343434" fo:font-size="12pt" fo:letter-spacing="normal" style:font-size-asian="12pt" style:font-size-complex="12pt"/>
    </style:style>
    <style:style style:name="T14" style:family="text">
      <style:text-properties fo:font-variant="normal" fo:text-transform="none" fo:color="#343434" style:font-name="Times New Roman" fo:font-size="12pt" fo:letter-spacing="normal" fo:font-style="normal" fo:font-weight="bold" style:font-size-asian="12pt" style:font-size-complex="12pt"/>
    </style:style>
    <style:style style:name="T15" style:family="text">
      <style:text-properties fo:font-variant="normal" fo:text-transform="none" fo:color="#343434" style:font-name="Times New Roman"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343434" style:font-name="Times New Roman" fo:font-size="12pt" fo:letter-spacing="normal" fo:font-style="normal" fo:font-weight="normal" style:font-size-asian="12pt" style:font-size-complex="12pt"/>
    </style:style>
    <style:style style:name="T17" style:family="text">
      <style:text-properties fo:font-variant="normal" fo:text-transform="none" fo:color="#343434" style:font-name="Times New Roman"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343434" style:font-name="Times New Roman" fo:font-size="12pt" fo:letter-spacing="normal" fo:font-style="normal" style:font-size-asian="12pt" style:font-size-complex="12pt"/>
    </style:style>
    <style:style style:name="T19" style:family="text">
      <style:text-properties fo:font-variant="normal" fo:text-transform="none" fo:color="#343434" style:font-name="Times New Roman" fo:font-size="12pt" fo:letter-spacing="normal" style:font-size-asian="12pt" style:font-size-complex="12pt"/>
    </style:style>
    <style:style style:name="T20" style:family="text">
      <style:text-properties fo:font-variant="normal" fo:text-transform="none" fo:color="#343434" style:font-name="Times New Roman" fo:font-size="12.75pt" fo:letter-spacing="normal" fo:font-style="normal" fo:font-weight="normal"/>
    </style:style>
    <style:style style:name="T21" style:family="text">
      <style:text-properties fo:font-variant="normal" fo:text-transform="none" fo:color="#343434" fo:letter-spacing="normal"/>
    </style:style>
    <style:style style:name="T22" style:family="text">
      <style:text-properties fo:font-variant="normal" fo:text-transform="none" fo:color="#343434" fo:letter-spacing="normal" fo:font-style="normal" fo:font-weight="normal" style:font-weight-asian="normal" style:font-weight-complex="normal"/>
    </style:style>
    <style:style style:name="T23" style:family="text">
      <style:text-properties fo:font-variant="normal" fo:text-transform="none" fo:color="#222222" fo:letter-spacing="normal" fo:font-style="normal" fo:font-weight="bold" style:font-weight-asian="bold" style:font-weight-complex="bold"/>
    </style:style>
    <style:style style:name="T24" style:family="text">
      <style:text-properties fo:font-variant="normal" fo:text-transform="none" fo:color="#222222" style:font-name="Times New Roman" fo:font-size="12pt" fo:letter-spacing="normal" fo:font-style="normal" fo:font-weight="normal" style:font-weight-asian="normal" style:font-weight-complex="normal"/>
    </style:style>
    <style:style style:name="T25"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T27" style:family="text">
      <style:text-properties fo:font-variant="normal" fo:text-transform="none" fo:color="#222222" style:font-name="Times New Roman" fo:font-size="12pt" fo:letter-spacing="normal" fo:font-style="normal" style:font-size-asian="12pt" style:font-size-complex="12pt"/>
    </style:style>
    <style:style style:name="T28" style:family="text">
      <style:text-properties fo:font-variant="normal" fo:text-transform="none" fo:color="#4a4a62" style:font-name="Times New Roman" fo:font-size="12pt" fo:letter-spacing="normal" fo:font-style="normal" fo:font-weight="normal" style:font-size-asian="12pt" style:font-size-complex="12pt"/>
    </style:style>
    <style:style style:name="T29" style:family="text">
      <style:text-properties fo:font-variant="normal" fo:text-transform="none" fo:color="#4a4a62" style:font-name="Times New Roman" fo:font-size="12.75pt" fo:letter-spacing="normal" fo:font-style="normal" fo:font-weight="normal" style:font-size-asian="12pt" style:font-size-complex="12pt"/>
    </style:style>
    <style:style style:name="T30" style:family="text">
      <style:text-properties fo:font-variant="normal" fo:text-transform="none" fo:color="#4a4a62" style:font-name="Lato" fo:font-size="12.75pt" fo:letter-spacing="normal" fo:font-style="normal" fo:font-weight="normal" style:font-size-asian="12pt" style:font-size-complex="12pt"/>
    </style:style>
    <style:style style:name="T31" style:family="text">
      <style:text-properties fo:font-variant="normal" fo:text-transform="none" fo:color="#000000" style:font-name="Times New Roman" fo:font-size="12pt" fo:letter-spacing="normal" fo:font-style="normal" fo:font-weight="normal" style:font-size-asian="12pt" style:font-size-complex="12pt"/>
    </style:style>
    <style:style style:name="T32" style:family="text">
      <style:text-properties fo:font-variant="normal" fo:text-transform="none" fo:color="#373737" style:font-name="Trebuchet MS" fo:font-size="10.5pt" fo:letter-spacing="normal" fo:font-style="normal" fo:font-weight="normal"/>
    </style:style>
    <style:style style:name="T33" style:family="text">
      <style:text-properties fo:font-variant="normal" fo:text-transform="none" fo:color="#373737" style:font-name="Trebuchet MS" fo:font-size="12pt" fo:letter-spacing="normal" fo:font-style="normal" fo:font-weight="normal" style:font-size-asian="12pt" style:font-size-complex="12pt"/>
    </style:style>
    <style:style style:name="T34" style:family="text">
      <style:text-properties fo:font-variant="normal" fo:text-transform="none" fo:color="#373737" style:font-name="Times New Roman" fo:font-size="12pt" fo:letter-spacing="normal" fo:font-style="normal" fo:font-weight="normal" style:font-size-asian="12pt" style:font-size-complex="12pt"/>
    </style:style>
    <style:style style:name="T35" style:family="text">
      <style:text-properties fo:font-size="12pt" style:font-size-asian="12pt" style:font-size-complex="12pt"/>
    </style:style>
    <style:style style:name="T36" style:family="text">
      <style:text-properties style:font-name="Times New Roman"/>
    </style:style>
    <style:style style:name="T37" style:family="text">
      <style:text-properties style:font-name="Times New Roman" fo:font-size="12pt" style:font-size-asian="12pt" style:font-size-complex="12pt"/>
    </style:style>
    <style:style style:name="T38" style:family="text">
      <style:text-properties style:font-name="Times New Roman" fo:font-size="12pt" fo:font-weight="normal" style:font-size-asian="12pt" style:font-weight-asian="normal" style:font-size-complex="12pt" style:font-weight-complex="normal"/>
    </style:style>
    <style:style style:name="T39" style:family="text">
      <style:text-properties style:font-name="Times New Roman" fo:font-weight="bold" style:font-weight-asian="bold" style:font-weight-complex="bold"/>
    </style:style>
    <style:style style:name="T40" style:family="text">
      <style:text-properties style:font-name="Times New Roman"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1">Assignment-6</text:p>
      <text:p text:style-name="P11">Testing Type(Part-1)</text:p>
      <text:p text:style-name="P12"/>
      <text:p text:style-name="P9"/>
      <text:list xml:id="list5233640244401421181" text:style-name="WW8Num4">
        <text:list-item>
          <text:p text:style-name="P3">What is Functional Testing?</text:p>
        </text:list-item>
      </text:list>
      <text:p text:style-name="P1"><text:s text:c="6"/>Ans: Funtional testing covers how well the system executes the functions it is supposed to execute- including user commands, data manipulation, searches and business processes.</text:p>
      <text:p text:style-name="P1"/>
      <text:list xml:id="list42239834" text:continue-numbering="true" text:style-name="WW8Num4">
        <text:list-item>
          <text:p text:style-name="P3">List various types of Functional Testing?</text:p>
        </text:list-item>
      </text:list>
      <text:p text:style-name="P1"><text:s text:c="6"/>Ans:There are various functional testing techniques which are as follows:</text:p>
      <text:list xml:id="list8610153307582679930" text:style-name="L1">
        <text:list-item>
          <text:p text:style-name="P10">Unit Testing.</text:p>
        </text:list-item>
        <text:list-item>
          <text:p text:style-name="P15">Smoke testing.</text:p>
        </text:list-item>
        <text:list-item>
          <text:p text:style-name="P15">Sanity testing.</text:p>
        </text:list-item>
        <text:list-item>
          <text:p text:style-name="P15">Integration Testing.</text:p>
        </text:list-item>
        <text:list-item>
          <text:p text:style-name="P15">Interface Testing.</text:p>
        </text:list-item>
        <text:list-item>
          <text:p text:style-name="P15">System Testing.</text:p>
        </text:list-item>
        <text:list-item>
          <text:p text:style-name="P15">Regression Testing.</text:p>
        </text:list-item>
        <text:list-item>
          <text:p text:style-name="P4"><text:s/>UAT.</text:p>
        </text:list-item>
      </text:list>
      <text:p text:style-name="P1"/>
      <text:list xml:id="list42244870" text:continue-list="list42239834" text:style-name="WW8Num4">
        <text:list-item>
          <text:p text:style-name="P3">What is the difference between Re-testing and Regression Testing?</text:p>
        </text:list-item>
      </text:list>
      <text:p text:style-name="P1"><text:s text:c="6"/>Ans: Retesting means tester is only concentrating on the bug-fixing where as regression testing means after a particular bug is solved, also check the related environment to ensure there is no effect on the rest of the modules.</text:p>
      <text:p text:style-name="P1"/>
      <text:list xml:id="list42245158" text:continue-numbering="true" text:style-name="WW8Num4">
        <text:list-item>
          <text:p text:style-name="P3">What is Smoke Testing?</text:p>
        </text:list-item>
      </text:list>
      <text:p text:style-name="P1"><text:s text:c="6"/>Ans: It is the surface level testing to verify that build provided by development to QA is ready to accept for further testing. If the build passes the smoke test, then it is accepted by QA for further testng.</text:p>
      <text:p text:style-name="P1"/>
      <text:list xml:id="list42227597" text:continue-numbering="true" text:style-name="WW8Num4">
        <text:list-item>
          <text:p text:style-name="P3">What is Sanity Testing?</text:p>
        </text:list-item>
      </text:list>
      <text:p text:style-name="P1"><text:s text:c="6"/>Ans: It is the surface level testing where QA engineer verifies that all menus, funtions, commands avaliable in the product are working fine. </text:p>
      <text:p text:style-name="P1"/>
      <text:list xml:id="list42225523" text:continue-numbering="true" text:style-name="WW8Num4">
        <text:list-item>
          <text:p text:style-name="P3">What is Scenarios Based Testing?</text:p>
        </text:list-item>
      </text:list>
      <text:p text:style-name="P9"><text:span text:style-name="T1"><text:s text:c="7"/>Ans: </text:span><text:span text:style-name="T34">Scenario-based testing is one method of documenting software specifications and requirements for the project. Scenario-based testing is used for writing tests for individual user scenario, which would check their work. Scenarios concentrate on the principal objectives and requirements. If the scenario runs from start to finish, then it passes.</text:span><text:span text:style-name="T37"> </text:span></text:p>
      <text:list xml:id="list42235428" text:continue-numbering="true" text:style-name="WW8Num4">
        <text:list-header>
          <text:p text:style-name="P8"/>
        </text:list-header>
        <text:list-item>
          <text:p text:style-name="P3">What is the difference between Ad-hoc and Monkey Testing</text:p>
        </text:list-item>
      </text:list>
      <text:p text:style-name="P9"><text:span text:style-name="T1"><text:s text:c="6"/>Ans: </text:span><text:span text:style-name="T15">Adhoc testing </text:span><text:span text:style-name="T16">is an informal testing type with an aim to break the system. This testing is usually an unplanned activity. It does not follow any test design techniques to create test cases. In fact is does not create test cases altogether! This testing is primarily performed if the knowledge of testers in the system under test is very high. Testers randomly test the application without any test cases or any business requirement document.</text:span><text:span text:style-name="T37"> </text:span></text:p>
      <text:p text:style-name="P9"><text:span text:style-name="T16">Ad hoc Testing does not follow any structured way of testing and it is randomly done on any part of application. Main aim of this testing is to find defects by random checking. Adhoc testing can be achieved with the testing technique called </text:span><text:span text:style-name="Strong_20_Emphasis"><text:span text:style-name="T14">Error Guessing. </text:span></text:span><text:span text:style-name="T16">Error guessing can be done by the people </text:span><text:soft-page-break/><text:span text:style-name="T16">having enough experience on</text:span><text:span text:style-name="T20"> the system to "guess" the most likely source of errors.</text:span><text:span text:style-name="T36"> </text:span></text:p>
      <text:p text:style-name="P19"><text:span text:style-name="T39">Monkey Testing </text:span><text:span text:style-name="T36">is performed randomly with no specifically predefined test cases. Monkey Testing is performed on entire system can have several test cases. Objective of Monkey Testing is to check for system crash.</text:span></text:p>
      <text:list xml:id="list42234104" text:continue-numbering="true" text:style-name="WW8Num4">
        <text:list-header>
          <text:p text:style-name="P3"/>
        </text:list-header>
        <text:list-item>
          <text:p text:style-name="P3">What is Forward Compatibility and Backward Compatibility?</text:p>
        </text:list-item>
      </text:list>
      <text:p text:style-name="P9"><text:span text:style-name="T1"><text:s text:c="6"/>Ans:</text:span><text:span text:style-name="Strong_20_Emphasis"><text:span text:style-name="T14">Backward compatibility Testing </text:span></text:span><text:span text:style-name="T16">is to verify the behavior of the developed hardware/software with the </text:span><text:span text:style-name="Strong_20_Emphasis"><text:span text:style-name="T14">older</text:span></text:span><text:span text:style-name="Strong_20_Emphasis"><text:span text:style-name="T16"> </text:span></text:span><text:span text:style-name="Strong_20_Emphasis"><text:span text:style-name="T14">versions </text:span></text:span><text:span text:style-name="T16">of the hardware/software.</text:span></text:p>
      <text:p text:style-name="P16"><text:bookmark text:name="aswift_1_expand"/><text:bookmark text:name="aswift_1_anchor"/><text:span text:style-name="Strong_20_Emphasis"><text:span text:style-name="T14">Forward compatibility Testing </text:span></text:span><text:span text:style-name="T16">is to verify the behavior of the developed hardware/software with the </text:span><text:span text:style-name="Strong_20_Emphasis"><text:span text:style-name="T14">newerv ersions </text:span></text:span><text:span text:style-name="T16">of the hardware/software.</text:span></text:p>
      <text:list xml:id="list42247717" text:continue-numbering="true" text:style-name="WW8Num4">
        <text:list-item>
          <text:p text:style-name="P3">What is the difference between Load Testing and Performance Testing</text:p>
        </text:list-item>
      </text:list>
      <text:p text:style-name="P9"><text:span text:style-name="T1"><text:s text:c="6"/>Ans: </text:span><text:span text:style-name="T25">In </text:span><text:span text:style-name="T26">Load testing </text:span><text:span text:style-name="T25">we measure the system performance based on a volume of users. </text:span><text:span text:style-name="T17">Load testing is a kind of performance testing which determines a system's performance under real-life load conditions. This testing helps determine how the application behaves when multiple users access it</text:span></text:p>
      <text:p text:style-name="P9"><text:span text:style-name="T17"/></text:p>
      <text:p text:style-name="P9"><text:span text:style-name="T1">P</text:span><text:span text:style-name="T2">erformance testing</text:span><text:span text:style-name="T1"> is related to speed that concentrates on peak load time, threshold, page-load time </text:span><text:span text:style-name="T38">and responsiveness time.</text:span><text:span text:style-name="T16">Software performance testing is a means of quality assurance (QA). It involv</text:span><text:span text:style-name="T31">es testing software applications to ensure they will perform well under their expected workload. Performance testing is the general name for tests that check how the system behaves and performs. Performance testing examines responsiveness, stability, scalability, reliability, speed and resource usage of your software and infrastructure </text:span></text:p>
      <text:p text:style-name="P13"/>
      <text:list xml:id="list42237708" text:continue-numbering="true" text:style-name="WW8Num4">
        <text:list-item>
          <text:p text:style-name="P3">What is the difference between Load Testing and Stress Testing</text:p>
        </text:list-item>
      </text:list>
      <text:p text:style-name="P9"><text:span text:style-name="T38"><text:s text:c="7"/>Ans: </text:span><text:span text:style-name="T25">In </text:span><text:span text:style-name="T26">Load testing </text:span><text:span text:style-name="T25">we measure the system performance based on a volume of users. </text:span><text:span text:style-name="T17">Load testing is a kind of performance testing which determines a system's performance under real-life load conditions. This testing helps determine how the application behaves when multiple users access it simultaneously.</text:span><text:span text:style-name="T24"> </text:span></text:p>
      <text:p text:style-name="P7"><text:span text:style-name="T23">S</text:span><text:span text:style-name="T2">tress testing</text:span><text:span text:style-name="T1"> is how much data a software can handle after exceeding the threshold limit. </text:span><text:span text:style-name="T22">Stress testing is used to test the stability &amp; reliability of the system. This test mainly determines the system on its robustness and error handling under extremely heavy load conditions.</text:span><text:span text:style-name="T1"> </text:span></text:p>
      <text:p text:style-name="P1"/>
      <text:list xml:id="list42241732" text:continue-numbering="true" text:style-name="WW8Num4">
        <text:list-item>
          <text:p text:style-name="P3">Explain the concept of recovery testing with help of example.</text:p>
        </text:list-item>
      </text:list>
      <text:p text:style-name="P1"><text:s text:c="7"/>Ans: <text:s/>It means how much time the s/w will take to recover after crashes. There are three types:</text:p>
      <text:list xml:id="list42255704" text:continue-numbering="true" text:style-name="WW8Num4">
        <text:list-header>
          <text:p text:style-name="P3">1. Mean time to failure that is when the first failure occurred.</text:p>
          <text:p text:style-name="P3">2.Mean time to Repair that is how much time it has taken from reporting of an error to resolving that error</text:p>
          <text:p text:style-name="P3">3.Mean time between failures: how much time the error took from the first failure to occur.This is calculated to indicate the anticipated average time between failures.</text:p>
        </text:list-header>
      </text:list>
      <text:list xml:id="list5525523417339437682" text:style-name="L2">
        <text:list-item>
          <text:list>
            <text:list-item>
              <text:list>
                <text:list-header>
                  <text:p text:style-name="P5"/>
                </text:list-header>
              </text:list>
            </text:list-item>
          </text:list>
        </text:list-item>
      </text:list>
      <text:list xml:id="list42242471" text:continue-list="list42255704" text:style-name="WW8Num4">
        <text:list-item>
          <text:p text:style-name="P3">What do you mean by Average Time between failure in Recovery Testing ? <text:s/></text:p>
        </text:list-item>
      </text:list>
      <text:p text:style-name="P1"><text:s text:c="7"/>Ans:Mean time between failures: how much time the error took from the first failure to occur.This <text:s text:c="3"/>is calculated to indicate the expected average time between failures.</text:p>
      <text:p text:style-name="P1"/>
      <text:list xml:id="list42252549" text:continue-numbering="true" text:style-name="WW8Num4">
        <text:list-item>
          <text:p text:style-name="P6"><text:span text:style-name="Strong_20_Emphasis">A regression test:</text:span><text:line-break/>a.Will alwaysbe automated<text:line-break/>b.<text:span text:style-name="T3"> Will help ensure unchanged areas of the software have not been affected</text:span><text:line-break/>c. Will help ensure changed areas of the software have not been affected<text:line-break/><text:soft-page-break/>d. Can only be run during user acceptance testing </text:p>
        </text:list-item>
        <text:list-item>
          <text:p text:style-name="P6"><text:span text:style-name="Strong_20_Emphasis">Which of the following statements about component testing is not true?</text:span><text:line-break/>a.<text:span text:style-name="T3">Component testing should be performed by development</text:span><text:line-break/>b.Component testing is also know as isolation or module testing<text:line-break/>c.Component testing should have completion criteria planned<text:line-break/>d. Component testing does not involve regression testing </text:p>
        </text:list-item>
        <text:list-item>
          <text:p text:style-name="P3"><text:span text:style-name="Strong_20_Emphasis">Software testing accounts to what percent of software development costs?</text:span><text:line-break/>a.10-20<text:line-break/>b.<text:span text:style-name="T3">40-50</text:span><text:line-break/>c.70-80<text:line-break/>d. 5-10 </text:p>
          <text:p text:style-name="P3"/>
        </text:list-item>
        <text:list-item>
          <text:p text:style-name="P3">What is Comparison Testing?</text:p>
        </text:list-item>
      </text:list>
      <text:p text:style-name="P1"><text:s text:c="6"/>Ans: Comparison testing involves comparing the contents of files, databases, against actual res<text:span text:style-name="T37">ults. They are capable of highlighting the differences between expected and actual results.</text:span></text:p>
      <text:p text:style-name="P14">A comparison testing can be carried out in two ways</text:p>
      <text:list xml:id="list8544509311933979845" text:style-name="L3">
        <text:list-item>
          <text:p text:style-name="P17"><text:span text:style-name="Strong_20_Emphasis"><text:span text:style-name="T14">Direct comparison testing</text:span></text:span><text:span text:style-name="T16">: It is a testing of particular parts of each site against each other. Usually, multiple sites are compared side by side.</text:span></text:p>
        </text:list-item>
        <text:list-item>
          <text:p text:style-name="P17"><text:span text:style-name="Strong_20_Emphasis"><text:span text:style-name="T14">Objective comparison testing</text:span></text:span><text:span text:style-name="T16">: Execute the same test for each site separately. Usually, one site at a time is tested.</text:span></text:p>
        </text:list-item>
      </text:list>
      <text:p text:style-name="P1"/>
      <text:p text:style-name="P1"/>
      <text:list xml:id="list42256570" text:continue-list="list42252549" text:style-name="WW8Num4">
        <text:list-header>
          <text:p text:style-name="P3"><text:s/></text:p>
          <text:p text:style-name="P3"><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roid Sans" svg:font-family="'Droid Sans'"/>
    <style:font-face style:name="Lato" svg:font-family="Lato"/>
    <style:font-face style:name="OpenSymbol" svg:font-family="OpenSymbol"/>
    <style:font-face style:name="Tahoma1" svg:font-family="Tahoma"/>
    <style:font-face style:name="Trebuchet MS" svg:font-family="'Trebuchet MS', Arial,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TES </meta:initial-creator>
    <meta:creation-date>2011-06-21T13:47:16.96</meta:creation-date>
    <dc:date>2017-02-07T22:05:50.01</dc:date>
    <meta:editing-duration>PT8H46M31S</meta:editing-duration>
    <meta:editing-cycles>13</meta:editing-cycles>
    <meta:generator>OpenOffice.org/3.4.1$Win32 OpenOffice.org_project/341m1$Build-9593</meta:generator>
    <meta:document-statistic meta:table-count="0" meta:image-count="0" meta:object-count="0" meta:page-count="3" meta:paragraph-count="52" meta:word-count="1027" meta:character-count="6572"/>
  </office:meta>
</office:document-meta>
</file>